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1" style:family="table">
      <style:table-properties style:width="4.916in" table:align="left"/>
    </style:style>
    <style:style style:name="Table1.A" style:family="table-column">
      <style:table-column-properties style:column-width="1.1861in"/>
    </style:style>
    <style:style style:name="Table1.B" style:family="table-column">
      <style:table-column-properties style:column-width="0.9826in"/>
    </style:style>
    <style:style style:name="Table1.C" style:family="table-column">
      <style:table-column-properties style:column-width="1.0597in"/>
    </style:style>
    <style:style style:name="Table1.D" style:family="table-column">
      <style:table-column-properties style:column-width="1.68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Heading_20_3">
      <style:paragraph-properties fo:break-before="page"/>
    </style:style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able_20_Contents">
      <style:text-properties officeooo:paragraph-rsid="00031af4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in" fo:margin-bottom="0in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6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7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8">
      <style:paragraph-properties fo:margin-top="0in" fo:margin-bottom="0in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19">
      <style:paragraph-properties fo:margin-top="0in" fo:margin-bottom="0in" style:contextual-spacing="false"/>
    </style:style>
    <style:style style:name="P43" style:family="paragraph" style:parent-style-name="Text_20_body" style:list-style-name="L20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6_3075547555" text:style-name="Index_20_Link" text:visited-style-name="Index_20_Link">1. Scope Management<text:tab/>1</text:a></text:p>
          <text:p text:style-name="P1"><text:a xlink:type="simple" xlink:href="#__RefHeading___Toc8_3075547555" text:style-name="Index_20_Link" text:visited-style-name="Index_20_Link">2. Web Scraping Tools<text:tab/>1</text:a></text:p>
          <text:p text:style-name="P1"><text:a xlink:type="simple" xlink:href="#__RefHeading___Toc10_3075547555" text:style-name="Index_20_Link" text:visited-style-name="Index_20_Link">3. Feasibility of User-Specified Niches<text:tab/>2</text:a></text:p>
          <text:p text:style-name="P1"><text:a xlink:type="simple" xlink:href="#__RefHeading___Toc12_3075547555" text:style-name="Index_20_Link" text:visited-style-name="Index_20_Link">4. Project Scope for 3 Weeks<text:tab/>2</text:a></text:p>
          <text:p text:style-name="P2"><text:a xlink:type="simple" xlink:href="#__RefHeading___Toc14_3075547555" text:style-name="Index_20_Link" text:visited-style-name="Index_20_Link">Week 1: Learning and Initial Setup<text:tab/>2</text:a></text:p>
          <text:p text:style-name="P2"><text:a xlink:type="simple" xlink:href="#__RefHeading___Toc16_3075547555" text:style-name="Index_20_Link" text:visited-style-name="Index_20_Link">Week 2: Build a Basic CLI or Web App<text:tab/>2</text:a></text:p>
          <text:p text:style-name="P2"><text:a xlink:type="simple" xlink:href="#__RefHeading___Toc18_3075547555" text:style-name="Index_20_Link" text:visited-style-name="Index_20_Link">Week 3: Summarization and Polish<text:tab/>2</text:a></text:p>
          <text:p text:style-name="P1"><text:a xlink:type="simple" xlink:href="#__RefHeading___Toc20_3075547555" text:style-name="Index_20_Link" text:visited-style-name="Index_20_Link">Final Output<text:tab/>2</text:a></text:p>
          <text:p text:style-name="P1"><text:a xlink:type="simple" xlink:href="#__RefHeading___Toc22_3075547555" text:style-name="Index_20_Link" text:visited-style-name="Index_20_Link">Shared Core Logic<text:tab/>4</text:a></text:p>
          <text:p text:style-name="P1"><text:a xlink:type="simple" xlink:href="#__RefHeading___Toc24_3075547555" text:style-name="Index_20_Link" text:visited-style-name="Index_20_Link">How to Keep Development Efficient<text:tab/>4</text:a></text:p>
          <text:p text:style-name="P1"><text:a xlink:type="simple" xlink:href="#__RefHeading___Toc26_3075547555" text:style-name="Index_20_Link" text:visited-style-name="Index_20_Link">Commonly Used APIs and Their Costs<text:tab/>5</text:a></text:p>
          <text:p text:style-name="P2"><text:a xlink:type="simple" xlink:href="#__RefHeading___Toc28_3075547555" text:style-name="Index_20_Link" text:visited-style-name="Index_20_Link">1. News APIs<text:tab/>5</text:a></text:p>
          <text:p text:style-name="P2"><text:a xlink:type="simple" xlink:href="#__RefHeading___Toc30_3075547555" text:style-name="Index_20_Link" text:visited-style-name="Index_20_Link">2. Social Media or Streaming APIs<text:tab/>5</text:a></text:p>
          <text:p text:style-name="P2"><text:a xlink:type="simple" xlink:href="#__RefHeading___Toc32_3075547555" text:style-name="Index_20_Link" text:visited-style-name="Index_20_Link">3. AI Summarization APIs<text:tab/>5</text:a></text:p>
          <text:p text:style-name="P1"><text:a xlink:type="simple" xlink:href="#__RefHeading___Toc34_3075547555" text:style-name="Index_20_Link" text:visited-style-name="Index_20_Link">Cost Estimate for Your Project<text:tab/>5</text:a></text:p>
          <text:p text:style-name="P1"><text:a xlink:type="simple" xlink:href="#__RefHeading___Toc36_3075547555" text:style-name="Index_20_Link" text:visited-style-name="Index_20_Link">1. General News APIs<text:tab/>6</text:a></text:p>
          <text:p text:style-name="P1"><text:a xlink:type="simple" xlink:href="#__RefHeading___Toc38_3075547555" text:style-name="Index_20_Link" text:visited-style-name="Index_20_Link">2. Niche APIs<text:tab/>6</text:a></text:p>
          <text:p text:style-name="P2"><text:a xlink:type="simple" xlink:href="#__RefHeading___Toc40_3075547555" text:style-name="Index_20_Link" text:visited-style-name="Index_20_Link">Chess<text:tab/>6</text:a></text:p>
          <text:p text:style-name="P2"><text:a xlink:type="simple" xlink:href="#__RefHeading___Toc42_3075547555" text:style-name="Index_20_Link" text:visited-style-name="Index_20_Link">Streaming (Twitch and YouTube)<text:tab/>6</text:a></text:p>
          <text:p text:style-name="P2"><text:a xlink:type="simple" xlink:href="#__RefHeading___Toc44_3075547555" text:style-name="Index_20_Link" text:visited-style-name="Index_20_Link">Gaming<text:tab/>6</text:a></text:p>
          <text:p text:style-name="P2"><text:a xlink:type="simple" xlink:href="#__RefHeading___Toc46_3075547555" text:style-name="Index_20_Link" text:visited-style-name="Index_20_Link">Tech News<text:tab/>6</text:a></text:p>
          <text:p text:style-name="P1"><text:a xlink:type="simple" xlink:href="#__RefHeading___Toc48_3075547555" text:style-name="Index_20_Link" text:visited-style-name="Index_20_Link">3. Summarization APIs<text:tab/>7</text:a></text:p>
          <text:p text:style-name="P1"><text:a xlink:type="simple" xlink:href="#__RefHeading___Toc50_3075547555" text:style-name="Index_20_Link" text:visited-style-name="Index_20_Link">4. General Web Data APIs<text:tab/>7</text:a></text:p>
          <text:p text:style-name="P1"><text:a xlink:type="simple" xlink:href="#__RefHeading___Toc52_3075547555" text:style-name="Index_20_Link" text:visited-style-name="Index_20_Link">5. Alternative Approaches<text:tab/>7</text:a></text:p>
        </text:index-body>
      </text:table-of-content>
      <text:h text:style-name="Heading_20_3" text:outline-level="3"><text:span text:style-name="Strong_20_Emphasis"/></text:h>
      <text:h text:style-name="Heading_20_3" text:outline-level="3"><text:bookmark-start text:name="__RefHeading___Toc6_3075547555"/><text:span text:style-name="Strong_20_Emphasis">1. Scope Management</text:span><text:bookmark-end text:name="__RefHeading___Toc6_3075547555"/></text:h>
      <text:p text:style-name="Text_20_body">To make the project feasible:</text:p>
      <text:list text:style-name="L1">
        <text:list-item>
          <text:p text:style-name="P3"><text:span text:style-name="Strong_20_Emphasis">Start Small</text:span>: Focus on just one or two niches (e.g., Chess and Streaming) with a limited number of websites.</text:p>
        </text:list-item>
        <text:list-item>
          <text:p text:style-name="P4"><text:span text:style-name="Strong_20_Emphasis">Avoid Manual Efforts</text:span>: Use libraries and APIs wherever possible to simplify scraping.</text:p>
        </text:list-item>
      </text:list>
      <text:p text:style-name="Horizontal_20_Line"/>
      <text:h text:style-name="Heading_20_3" text:outline-level="3"><text:bookmark-start text:name="__RefHeading___Toc8_3075547555"/><text:span text:style-name="Strong_20_Emphasis">2. Web Scraping Tools</text:span><text:bookmark-end text:name="__RefHeading___Toc8_3075547555"/></text:h>
      <text:p text:style-name="Text_20_body">Python offers excellent tools to simplify scraping:</text:p>
      <text:list text:style-name="L2">
        <text:list-item>
          <text:p text:style-name="P5"><text:span text:style-name="Strong_20_Emphasis">BeautifulSoup</text:span>: For parsing HTML from websites. Ideal for static pages.</text:p>
        </text:list-item>
        <text:list-item>
          <text:p text:style-name="P5"><text:span text:style-name="Strong_20_Emphasis">Selenium</text:span>: For interacting with dynamic pages (e.g., sites that load content with JavaScript).</text:p>
        </text:list-item>
        <text:list-item>
          <text:p text:style-name="P5"><text:span text:style-name="Strong_20_Emphasis">Scrapy</text:span>: A powerful framework for large-scale scraping, though it might be overkill for this project.</text:p>
        </text:list-item>
        <text:list-item>
          <text:p text:style-name="P5"><text:span text:style-name="Strong_20_Emphasis">RSS Feeds</text:span>: Many news websites provide RSS feeds, which can save you from writing scraping code.</text:p>
        </text:list-item>
        <text:list-item>
          <text:p text:style-name="P5"><text:span text:style-name="Strong_20_Emphasis">API Integration</text:span>:</text:p>
          <text:list>
            <text:list-item>
              <text:p text:style-name="P6">Use APIs wherever available (e.g., Twitch, YouTube, or Reddit) to fetch data directly without scraping.</text:p>
            </text:list-item>
          </text:list>
        </text:list-item>
      </text:list>
      <text:p text:style-name="Horizontal_20_Line"><text:soft-page-break/></text:p>
      <text:h text:style-name="Heading_20_3" text:outline-level="3"><text:bookmark-start text:name="__RefHeading___Toc10_3075547555"/><text:span text:style-name="Strong_20_Emphasis">3. Feasibility of User-Specified Niches</text:span><text:bookmark-end text:name="__RefHeading___Toc10_3075547555"/></text:h>
      <text:list text:style-name="L3">
        <text:list-item>
          <text:p text:style-name="P7"><text:span text:style-name="Strong_20_Emphasis">Challenges</text:span>:</text:p>
          <text:list>
            <text:list-item>
              <text:p text:style-name="P8">Manually handling many websites is time-intensive.</text:p>
            </text:list-item>
            <text:list-item>
              <text:p text:style-name="P8">Websites differ in structure, making universal scraping tricky.</text:p>
            </text:list-item>
          </text:list>
        </text:list-item>
        <text:list-item>
          <text:p text:style-name="P7"><text:span text:style-name="Strong_20_Emphasis">Solutions</text:span>:</text:p>
          <text:list>
            <text:list-item>
              <text:p text:style-name="P8">Predefine a small set of supported niches and websites.</text:p>
            </text:list-item>
            <text:list-item>
              <text:p text:style-name="P7">Dynamically expand later by letting users add RSS feeds or APIs for their chosen niches.</text:p>
            </text:list-item>
          </text:list>
        </text:list-item>
      </text:list>
      <text:p text:style-name="Text_20_body">For now, limit it to a handful of preselected sites per niche (e.g., 3-5 sites).</text:p>
      <text:p text:style-name="Horizontal_20_Line"/>
      <text:h text:style-name="Heading_20_3" text:outline-level="3"><text:bookmark-start text:name="__RefHeading___Toc12_3075547555"/><text:span text:style-name="Strong_20_Emphasis">4. Project Scope for 3 Weeks</text:span><text:bookmark-end text:name="__RefHeading___Toc12_3075547555"/></text:h>
      <text:p text:style-name="Text_20_body">Here’s how you can break it down:</text:p>
      <text:h text:style-name="Heading_20_4" text:outline-level="4"><text:bookmark-start text:name="__RefHeading___Toc14_3075547555"/><text:span text:style-name="Strong_20_Emphasis">Week 1: Learning and Initial Setup</text:span><text:bookmark-end text:name="__RefHeading___Toc14_3075547555"/></text:h>
      <text:list text:style-name="L4">
        <text:list-item>
          <text:p text:style-name="P9">Learn basic web scraping with BeautifulSoup or Selenium.</text:p>
        </text:list-item>
        <text:list-item>
          <text:p text:style-name="P9">Pick one niche (e.g., Chess) and scrape headlines from 2-3 static websites.</text:p>
        </text:list-item>
        <text:list-item>
          <text:p text:style-name="P10">If you’re using APIs (like Twitch or YouTube), get familiar with their documentation and fetch some data.</text:p>
        </text:list-item>
      </text:list>
      <text:h text:style-name="Heading_20_4" text:outline-level="4"><text:bookmark-start text:name="__RefHeading___Toc16_3075547555"/><text:span text:style-name="Strong_20_Emphasis">Week 2: Build a Basic CLI or Web App</text:span><text:bookmark-end text:name="__RefHeading___Toc16_3075547555"/></text:h>
      <text:list text:style-name="L5">
        <text:list-item>
          <text:p text:style-name="P11"><text:span text:style-name="Strong_20_Emphasis">CLI Version</text:span>:</text:p>
          <text:list>
            <text:list-item>
              <text:p text:style-name="P12">Add user input to select the niche.</text:p>
            </text:list-item>
            <text:list-item>
              <text:p text:style-name="P12">Display scraped data in a neat, readable format.</text:p>
            </text:list-item>
          </text:list>
        </text:list-item>
        <text:list-item>
          <text:p text:style-name="P11"><text:span text:style-name="Strong_20_Emphasis">Web App Version</text:span>:</text:p>
          <text:list>
            <text:list-item>
              <text:p text:style-name="P12">Create a simple front-end to show the summarized news.</text:p>
            </text:list-item>
            <text:list-item>
              <text:p text:style-name="P11">Use Flask for routing and backend logic.</text:p>
            </text:list-item>
          </text:list>
        </text:list-item>
      </text:list>
      <text:h text:style-name="Heading_20_4" text:outline-level="4"><text:bookmark-start text:name="__RefHeading___Toc18_3075547555"/><text:span text:style-name="Strong_20_Emphasis">Week 3: Summarization and Polish</text:span><text:bookmark-end text:name="__RefHeading___Toc18_3075547555"/></text:h>
      <text:list text:style-name="L6">
        <text:list-item>
          <text:p text:style-name="P13">Integrate a simple AI summarizer like OpenAI’s GPT APIs (or skip for now and display headlines).</text:p>
        </text:list-item>
        <text:list-item>
          <text:p text:style-name="P13">Refine the presentation (e.g., clean text formatting, category separation).</text:p>
        </text:list-item>
        <text:list-item>
          <text:p text:style-name="P14">Add a caching mechanism to avoid redundant scraping.</text:p>
        </text:list-item>
      </text:list>
      <text:p text:style-name="Horizontal_20_Line"/>
      <text:h text:style-name="Heading_20_3" text:outline-level="3"><text:bookmark-start text:name="__RefHeading___Toc20_3075547555"/><text:span text:style-name="Strong_20_Emphasis">Final Output</text:span><text:bookmark-end text:name="__RefHeading___Toc20_3075547555"/></text:h>
      <text:p text:style-name="Text_20_body">A project that demonstrates:</text:p>
      <text:list text:style-name="L7">
        <text:list-item>
          <text:p text:style-name="P15">Basic web scraping skills.</text:p>
        </text:list-item>
        <text:list-item>
          <text:p text:style-name="P15">Parsing and presenting data effectively.</text:p>
        </text:list-item>
        <text:list-item>
          <text:p text:style-name="P16"><text:soft-page-break/>(Optional) Use of APIs or AI for summarization.</text:p>
        </text:list-item>
      </text:list>
      <text:p text:style-name="Text_20_body"><text:span text:style-name="Strong_20_Emphasis"/></text:p>
      <text:h text:style-name="P17" text:outline-level="3"><text:bookmark-start text:name="__RefHeading___Toc22_3075547555"/><text:span text:style-name="Strong_20_Emphasis">Shared Core Logic</text:span><text:bookmark-end text:name="__RefHeading___Toc22_3075547555"/></text:h>
      <text:p text:style-name="Text_20_body">Both the web app and CLI can share the same backend logic for scraping, summarizing, and organizing data. This way, you're not duplicating work:</text:p>
      <text:list text:style-name="L8">
        <text:list-item>
          <text:p text:style-name="P18"><text:span text:style-name="Strong_20_Emphasis">Web App</text:span>: Uses a front-end (HTML/CSS/JavaScript) to display the data.</text:p>
        </text:list-item>
        <text:list-item>
          <text:p text:style-name="P19"><text:span text:style-name="Strong_20_Emphasis">CLI App</text:span>: Outputs the same data directly in the terminal in a text-based format.</text:p>
        </text:list-item>
      </text:list>
      <text:p text:style-name="Horizontal_20_Line"/>
      <text:h text:style-name="Heading_20_3" text:outline-level="3"><text:bookmark-start text:name="__RefHeading___Toc24_3075547555"/><text:span text:style-name="Strong_20_Emphasis">How to Keep Development Efficient</text:span><text:bookmark-end text:name="__RefHeading___Toc24_3075547555"/></text:h>
      <text:list text:style-name="L9">
        <text:list-item>
          <text:p text:style-name="P20"><text:span text:style-name="Strong_20_Emphasis">Modular Design</text:span>:</text:p>
          <text:list>
            <text:list-item>
              <text:p text:style-name="P21">Build scraping, data processing, and summarization as independent functions or modules.</text:p>
            </text:list-item>
            <text:list-item>
              <text:p text:style-name="P20">Both the CLI and web app can call these shared modules, reducing redundant code.</text:p>
            </text:list-item>
          </text:list>
          <text:p text:style-name="P20">Example: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2"><text:span text:style-name="Source_20_Text">def fetch_data(category): # Your scraping logic here </text:span></text:p>
            <text:p text:style-name="P22"><text:span text:style-name="Source_20_Text"><text:s text:c="6"/>return data </text:span></text:p>
            <text:p text:style-name="P22"><text:span text:style-name="Source_20_Text"/></text:p>
            <text:p text:style-name="P22"><text:span text:style-name="Source_20_Text">def summarize_data(data): # Your summarization logic here </text:span></text:p>
            <text:p text:style-name="P22"><text:span text:style-name="Source_20_Text"><text:s text:c="6"/>return summary</text:span></text:p>
          </table:table-cell>
        </table:table-row>
      </table:table>
      <text:p text:style-name="Text_20_body"/>
      <text:h text:style-name="P17" text:outline-level="3"><text:bookmark-start text:name="__RefHeading___Toc26_3075547555"/><text:span text:style-name="Strong_20_Emphasis">Commonly Used APIs and Their Costs</text:span><text:bookmark-end text:name="__RefHeading___Toc26_3075547555"/></text:h>
      <text:h text:style-name="Heading_20_4" text:outline-level="4"><text:bookmark-start text:name="__RefHeading___Toc28_3075547555"/><text:span text:style-name="Strong_20_Emphasis">1. News APIs</text:span><text:bookmark-end text:name="__RefHeading___Toc28_3075547555"/></text:h>
      <text:list text:style-name="L10">
        <text:list-item>
          <text:p text:style-name="P23"><text:span text:style-name="Strong_20_Emphasis">Google News API</text:span>:</text:p>
          <text:list>
            <text:list-item>
              <text:p text:style-name="P24">Not officially available anymore, but alternatives like <text:a xlink:type="simple" xlink:href="https://gnews.io/" office:target-frame-name="_new" xlink:show="replace" text:style-name="Internet_20_link" text:visited-style-name="Visited_20_Internet_20_Link">GNews API</text:a> exist.</text:p>
            </text:list-item>
            <text:list-item>
              <text:p text:style-name="P24">Free tier: 100 requests/day.</text:p>
            </text:list-item>
            <text:list-item>
              <text:p text:style-name="P24">Paid plans start at $7/month.</text:p>
            </text:list-item>
          </text:list>
        </text:list-item>
        <text:list-item>
          <text:p text:style-name="P23"><text:span text:style-name="Strong_20_Emphasis">NewsAPI.org</text:span>:</text:p>
          <text:list>
            <text:list-item>
              <text:p text:style-name="P24">Free tier: 500 requests/day, up to 100 articles per request.</text:p>
            </text:list-item>
            <text:list-item>
              <text:p text:style-name="P23">Paid plans start at $9/month for higher limits.</text:p>
            </text:list-item>
          </text:list>
        </text:list-item>
      </text:list>
      <text:h text:style-name="Heading_20_4" text:outline-level="4"><text:bookmark-start text:name="__RefHeading___Toc30_3075547555"/><text:span text:style-name="Strong_20_Emphasis">2. Social Media or Streaming APIs</text:span><text:bookmark-end text:name="__RefHeading___Toc30_3075547555"/></text:h>
      <text:list text:style-name="L11">
        <text:list-item>
          <text:p text:style-name="P25"><text:span text:style-name="Strong_20_Emphasis">Twitch API</text:span>:</text:p>
          <text:list>
            <text:list-item>
              <text:p text:style-name="P26">Free tier: Generous limits for smaller projects (800 requests/min).</text:p>
            </text:list-item>
            <text:list-item>
              <text:p text:style-name="P26">Paid plans: Rarely needed unless you're doing large-scale scraping.</text:p>
            </text:list-item>
          </text:list>
        </text:list-item>
        <text:list-item>
          <text:p text:style-name="P25"><text:span text:style-name="Strong_20_Emphasis">YouTube Data API</text:span>:</text:p>
          <text:list>
            <text:list-item>
              <text:p text:style-name="P26">Free tier: 10,000 units/day (about 100–500 requests depending on the operation).</text:p>
            </text:list-item>
            <text:list-item>
              <text:p text:style-name="P25">Additional requests: Requires enabling billing (charges apply only after large usage).</text:p>
            </text:list-item>
          </text:list>
        </text:list-item>
      </text:list>
      <text:h text:style-name="Heading_20_4" text:outline-level="4"><text:bookmark-start text:name="__RefHeading___Toc32_3075547555"/><text:span text:style-name="Strong_20_Emphasis">3. AI Summarization APIs</text:span><text:bookmark-end text:name="__RefHeading___Toc32_3075547555"/></text:h>
      <text:list text:style-name="L12">
        <text:list-item>
          <text:p text:style-name="P27"><text:span text:style-name="Strong_20_Emphasis">OpenAI API (e.g., GPT)</text:span>:</text:p>
          <text:list>
            <text:list-item>
              <text:p text:style-name="P28">Free tier: $5 in free credits when signing up.</text:p>
            </text:list-item>
            <text:list-item>
              <text:p text:style-name="P28">Paid costs: Around $0.002–$0.02 per summarization, depending on the model (e.g., GPT-3.5 is cheaper than GPT-4).</text:p>
            </text:list-item>
            <text:list-item>
              <text:p text:style-name="P28">Estimated for small use: Summarizing ~500 articles could cost under $10.</text:p>
            </text:list-item>
          </text:list>
        </text:list-item>
        <text:list-item>
          <text:p text:style-name="P27"><text:span text:style-name="Strong_20_Emphasis">Alternative Summarization APIs</text:span>:</text:p>
          <text:list>
            <text:list-item>
              <text:p text:style-name="P27">Look for open-source solutions (e.g., <text:span text:style-name="Source_20_Text">transformers</text:span> library) to avoid costs entirely, though they may require more setup.</text:p>
            </text:list-item>
          </text:list>
        </text:list-item>
      </text:list>
      <text:h text:style-name="Heading_20_3" text:outline-level="3"><text:bookmark-start text:name="__RefHeading___Toc34_3075547555"/><text:span text:style-name="Strong_20_Emphasis">Cost Estimate for Your Project</text:span><text:bookmark-end text:name="__RefHeading___Toc34_307554755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Category</text:span></text:p>
            </table:table-cell>
            <table:table-cell table:style-name="Table1.A1" office:value-type="string">
              <text:p text:style-name="Table_20_Heading"><text:span text:style-name="Strong_20_Emphasis">API/Tool</text:span></text:p>
            </table:table-cell>
            <table:table-cell table:style-name="Table1.A1" office:value-type="string">
              <text:p text:style-name="Table_20_Heading"><text:span text:style-name="Strong_20_Emphasis">Cost</text:span></text:p>
            </table:table-cell>
            <table:table-cell table:style-name="Table1.A1" office:value-type="string">
              <text:p text:style-name="Table_20_Heading"><text:span text:style-name="Strong_20_Emphasis">Commen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ews</text:span></text:p>
          </table:table-cell>
          <table:table-cell table:style-name="Table1.A1" office:value-type="string">
            <text:p text:style-name="Table_20_Contents">NewsAPI.org</text:p>
          </table:table-cell>
          <table:table-cell table:style-name="Table1.A1" office:value-type="string">
            <text:p text:style-name="Table_20_Contents">Free (500/day)</text:p>
          </table:table-cell>
          <table:table-cell table:style-name="Table1.A1" office:value-type="string">
            <text:p text:style-name="Table_20_Contents">Likely sufficien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reaming</text:span></text:p>
          </table:table-cell>
          <table:table-cell table:style-name="Table1.A1" office:value-type="string">
            <text:p text:style-name="Table_20_Contents">Twitch API</text:p>
          </table:table-cell>
          <table:table-cell table:style-name="Table1.A1" office:value-type="string">
            <text:p text:style-name="Table_20_Contents">Free</text:p>
          </table:table-cell>
          <table:table-cell table:style-name="Table1.A1" office:value-type="string">
            <text:p text:style-name="Table_20_Contents">Generous free limi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ummarization</text:span></text:p>
          </table:table-cell>
          <table:table-cell table:style-name="Table1.A1" office:value-type="string">
            <text:p text:style-name="Table_20_Contents">OpenAI API</text:p>
          </table:table-cell>
          <table:table-cell table:style-name="Table1.A1" office:value-type="string">
            <text:p text:style-name="Table_20_Contents">$5–10 (demo)</text:p>
          </table:table-cell>
          <table:table-cell table:style-name="Table1.A1" office:value-type="string">
            <text:p text:style-name="Table_20_Contents">Scale down if need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SS Feeds</text:span></text:p>
          </table:table-cell>
          <table:table-cell table:style-name="Table1.A1" office:value-type="string">
            <text:p text:style-name="Table_20_Contents">N/A</text:p>
          </table:table-cell>
          <table:table-cell table:style-name="Table1.A1" office:value-type="string">
            <text:p text:style-name="Table_20_Contents">Free</text:p>
          </table:table-cell>
          <table:table-cell table:style-name="Table1.A1" office:value-type="string">
            <text:p text:style-name="Table_20_Contents">A great fallback option.</text:p>
          </table:table-cell>
        </table:table-row>
      </table:table>
      <text:p text:style-name="Standard"/>
      <text:h text:style-name="P17" text:outline-level="3"><text:bookmark-start text:name="__RefHeading___Toc36_3075547555"/><text:span text:style-name="Strong_20_Emphasis">1. General News APIs</text:span><text:bookmark-end text:name="__RefHeading___Toc36_3075547555"/></text:h>
      <text:p text:style-name="Text_20_body">These APIs are versatile and cover a wide range of topics:</text:p>
      <text:list text:style-name="L13">
        <text:list-item>
          <text:p text:style-name="P29"><text:a xlink:type="simple" xlink:href="https://newsapi.org/" office:target-frame-name="_new" xlink:show="replace" text:style-name="Internet_20_link" text:visited-style-name="Visited_20_Internet_20_Link"><text:span text:style-name="Strong_20_Emphasis">NewsAPI.org</text:span></text:a>:</text:p>
          <text:list>
            <text:list-item>
              <text:p text:style-name="P30">Covers global news sources like CNN, BBC, and niche blogs.</text:p>
            </text:list-item>
            <text:list-item>
              <text:p text:style-name="P30">Free tier: 500 requests/day, up to 100 articles/request.</text:p>
            </text:list-item>
            <text:list-item>
              <text:p text:style-name="P30">Great for general news aggregation.</text:p>
            </text:list-item>
          </text:list>
        </text:list-item>
        <text:list-item>
          <text:p text:style-name="P29"><text:a xlink:type="simple" xlink:href="https://gnews.io/" office:target-frame-name="_new" xlink:show="replace" text:style-name="Internet_20_link" text:visited-style-name="Visited_20_Internet_20_Link"><text:span text:style-name="Strong_20_Emphasis">GNews API</text:span></text:a>:</text:p>
          <text:list>
            <text:list-item>
              <text:p text:style-name="P30">Simple to use, with a focus on global news.</text:p>
            </text:list-item>
            <text:list-item>
              <text:p text:style-name="P30">Free tier: 100 requests/day.</text:p>
            </text:list-item>
          </text:list>
        </text:list-item>
        <text:list-item>
          <text:p text:style-name="P29"><text:a xlink:type="simple" xlink:href="https://mediastack.com/" office:target-frame-name="_new" xlink:show="replace" text:style-name="Internet_20_link" text:visited-style-name="Visited_20_Internet_20_Link"><text:span text:style-name="Strong_20_Emphasis">Mediastack</text:span></text:a>:</text:p>
          <text:list>
            <text:list-item>
              <text:p text:style-name="P30">Offers live news data with category filtering.</text:p>
            </text:list-item>
            <text:list-item>
              <text:p text:style-name="P29">Free tier: 500 requests/month.</text:p>
            </text:list-item>
          </text:list>
        </text:list-item>
      </text:list>
      <text:p text:style-name="Horizontal_20_Line"/>
      <text:h text:style-name="Heading_20_3" text:outline-level="3"><text:bookmark-start text:name="__RefHeading___Toc38_3075547555"/><text:span text:style-name="Strong_20_Emphasis">2. Niche APIs</text:span><text:bookmark-end text:name="__RefHeading___Toc38_3075547555"/></text:h>
      <text:p text:style-name="Text_20_body">For more specialized categories:</text:p>
      <text:h text:style-name="Heading_20_4" text:outline-level="4"><text:bookmark-start text:name="__RefHeading___Toc40_3075547555"/><text:span text:style-name="Strong_20_Emphasis">Chess</text:span><text:bookmark-end text:name="__RefHeading___Toc40_3075547555"/></text:h>
      <text:list text:style-name="L14">
        <text:list-item>
          <text:p text:style-name="P31"><text:span text:style-name="Strong_20_Emphasis">Lichess API</text:span>:</text:p>
          <text:list>
            <text:list-item>
              <text:p text:style-name="P32">Free and open-source API for chess data.</text:p>
            </text:list-item>
            <text:list-item>
              <text:p text:style-name="P32">Provides game data, player stats, and tournaments.</text:p>
            </text:list-item>
          </text:list>
        </text:list-item>
        <text:list-item>
          <text:p text:style-name="P31"><text:span text:style-name="Strong_20_Emphasis">Chess.com API</text:span>:</text:p>
          <text:list>
            <text:list-item>
              <text:p text:style-name="P32">Free API for news, player stats, and events.</text:p>
            </text:list-item>
            <text:list-item>
              <text:p text:style-name="P31">Includes information on trending games and players.</text:p>
            </text:list-item>
          </text:list>
        </text:list-item>
      </text:list>
      <text:h text:style-name="Heading_20_4" text:outline-level="4"><text:bookmark-start text:name="__RefHeading___Toc42_3075547555"/><text:span text:style-name="Strong_20_Emphasis">Streaming (Twitch and YouTube)</text:span><text:bookmark-end text:name="__RefHeading___Toc42_3075547555"/></text:h>
      <text:list text:style-name="L15">
        <text:list-item>
          <text:p text:style-name="P33"><text:span text:style-name="Strong_20_Emphasis">Twitch API</text:span>:</text:p>
          <text:list>
            <text:list-item>
              <text:p text:style-name="P34">Provides live data on streamers, games, and trending streams.</text:p>
            </text:list-item>
            <text:list-item>
              <text:p text:style-name="P34">Free tier: 800 requests/min.</text:p>
            </text:list-item>
          </text:list>
        </text:list-item>
        <text:list-item>
          <text:p text:style-name="P33"><text:span text:style-name="Strong_20_Emphasis">YouTube Data API</text:span>:</text:p>
          <text:list>
            <text:list-item>
              <text:p text:style-name="P34">Access trending videos, channels, and metadata.</text:p>
            </text:list-item>
            <text:list-item>
              <text:p text:style-name="P33">Free tier: 10,000 units/day (most requests use 1–100 units).</text:p>
            </text:list-item>
          </text:list>
        </text:list-item>
      </text:list>
      <text:h text:style-name="Heading_20_4" text:outline-level="4"><text:bookmark-start text:name="__RefHeading___Toc44_3075547555"/><text:span text:style-name="Strong_20_Emphasis">Gaming</text:span><text:bookmark-end text:name="__RefHeading___Toc44_3075547555"/></text:h>
      <text:list text:style-name="L16">
        <text:list-item>
          <text:p text:style-name="P35"><text:span text:style-name="Strong_20_Emphasis">RAWG Video Games Database API</text:span>:</text:p>
          <text:list>
            <text:list-item>
              <text:p text:style-name="P36">Free access to game details, trending titles, and news.</text:p>
            </text:list-item>
          </text:list>
        </text:list-item>
      </text:list>
      <text:h text:style-name="Heading_20_4" text:outline-level="4"><text:bookmark-start text:name="__RefHeading___Toc46_3075547555"/><text:span text:style-name="Strong_20_Emphasis">Tech News</text:span><text:bookmark-end text:name="__RefHeading___Toc46_3075547555"/></text:h>
      <text:list text:style-name="L17">
        <text:list-item>
          <text:p text:style-name="P37"><text:a xlink:type="simple" xlink:href="https://technewsapi.com/" office:target-frame-name="_new" xlink:show="replace" text:style-name="Internet_20_link" text:visited-style-name="Visited_20_Internet_20_Link"><text:span text:style-name="Strong_20_Emphasis">Tech News API</text:span></text:a>:</text:p>
          <text:list>
            <text:list-item>
              <text:p text:style-name="P37">Focused on tech trends, startups, and innovations.</text:p>
            </text:list-item>
            <text:list-item>
              <text:p text:style-name="P38"><text:soft-page-break/>Free tier: 100 requests/day.</text:p>
            </text:list-item>
          </text:list>
        </text:list-item>
      </text:list>
      <text:p text:style-name="Horizontal_20_Line"/>
      <text:h text:style-name="Heading_20_3" text:outline-level="3"><text:bookmark-start text:name="__RefHeading___Toc48_3075547555"/><text:span text:style-name="Strong_20_Emphasis">3. Summarization APIs</text:span><text:bookmark-end text:name="__RefHeading___Toc48_3075547555"/></text:h>
      <text:p text:style-name="Text_20_body">To condense long-form articles:</text:p>
      <text:list text:style-name="L18">
        <text:list-item>
          <text:p text:style-name="P39"><text:a xlink:type="simple" xlink:href="https://platform.openai.com/docs/" office:target-frame-name="_new" xlink:show="replace" text:style-name="Internet_20_link" text:visited-style-name="Visited_20_Internet_20_Link"><text:span text:style-name="Strong_20_Emphasis">OpenAI API</text:span></text:a>:</text:p>
          <text:list>
            <text:list-item>
              <text:p text:style-name="P40">Summarize articles or extract key points using GPT models.</text:p>
            </text:list-item>
            <text:list-item>
              <text:p text:style-name="P40">Free $5 credits on sign-up; pay-as-you-go after.</text:p>
            </text:list-item>
          </text:list>
        </text:list-item>
        <text:list-item>
          <text:p text:style-name="P39"><text:span text:style-name="Strong_20_Emphasis">MeaningCloud Summarization API</text:span>:</text:p>
          <text:list>
            <text:list-item>
              <text:p text:style-name="P40">Extracts short summaries of text or URLs.</text:p>
            </text:list-item>
            <text:list-item>
              <text:p text:style-name="P40">Free tier: 20,000 requests/month.</text:p>
            </text:list-item>
          </text:list>
        </text:list-item>
        <text:list-item>
          <text:p text:style-name="P39"><text:a xlink:type="simple" xlink:href="https://huggingface.co/" office:target-frame-name="_new" xlink:show="replace" text:style-name="Internet_20_link" text:visited-style-name="Visited_20_Internet_20_Link"><text:span text:style-name="Strong_20_Emphasis">Hugging Face Transformers</text:span></text:a>:</text:p>
          <text:list>
            <text:list-item>
              <text:p text:style-name="P40">Use open-source models like BART or T5 for summarization.</text:p>
            </text:list-item>
            <text:list-item>
              <text:p text:style-name="P39">Requires some setup but is cost-free if run locally.</text:p>
            </text:list-item>
          </text:list>
        </text:list-item>
      </text:list>
      <text:p text:style-name="Horizontal_20_Line"/>
      <text:h text:style-name="Heading_20_3" text:outline-level="3"><text:bookmark-start text:name="__RefHeading___Toc50_3075547555"/><text:span text:style-name="Strong_20_Emphasis">4. General Web Data APIs</text:span><text:bookmark-end text:name="__RefHeading___Toc50_3075547555"/></text:h>
      <text:p text:style-name="Text_20_body">For broader data or user-defined niches:</text:p>
      <text:list text:style-name="L19">
        <text:list-item>
          <text:p text:style-name="P41"><text:a xlink:type="simple" xlink:href="https://rapidapi.com/" office:target-frame-name="_new" xlink:show="replace" text:style-name="Internet_20_link" text:visited-style-name="Visited_20_Internet_20_Link"><text:span text:style-name="Strong_20_Emphasis">RapidAPI Marketplace</text:span></text:a>:</text:p>
          <text:list>
            <text:list-item>
              <text:p text:style-name="P42">A hub for APIs across categories like sports, eSports, and health.</text:p>
            </text:list-item>
            <text:list-item>
              <text:p text:style-name="P42">Many free or freemium APIs available.</text:p>
            </text:list-item>
          </text:list>
        </text:list-item>
        <text:list-item>
          <text:p text:style-name="P41"><text:a xlink:type="simple" xlink:href="https://openrss.org/" office:target-frame-name="_new" xlink:show="replace" text:style-name="Internet_20_link" text:visited-style-name="Visited_20_Internet_20_Link"><text:span text:style-name="Strong_20_Emphasis">OpenRSS</text:span></text:a>:</text:p>
          <text:list>
            <text:list-item>
              <text:p text:style-name="P41">Converts websites into RSS feeds if they don’t have one.</text:p>
            </text:list-item>
          </text:list>
        </text:list-item>
      </text:list>
      <text:p text:style-name="Horizontal_20_Line"/>
      <text:h text:style-name="Heading_20_3" text:outline-level="3"><text:bookmark-start text:name="__RefHeading___Toc52_3075547555"/><text:span text:style-name="Strong_20_Emphasis">5. Alternative Approaches</text:span><text:bookmark-end text:name="__RefHeading___Toc52_3075547555"/></text:h>
      <text:p text:style-name="Text_20_body">If no API fits your niche:</text:p>
      <text:list text:style-name="L20">
        <text:list-item>
          <text:p text:style-name="P43"><text:span text:style-name="Strong_20_Emphasis">Web Scraping</text:span>: Use Python libraries like <text:span text:style-name="Source_20_Text">BeautifulSoup</text:span> or <text:span text:style-name="Source_20_Text">Selenium</text:span> to fetch and parse website data.</text:p>
        </text:list-item>
        <text:list-item>
          <text:p text:style-name="P44"><text:span text:style-name="Strong_20_Emphasis">RSS Feeds</text:span>: Many blogs and websites (e.g., gaming, sports) provide RSS feeds for free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20:00:06.534481560</meta:creation-date>
    <dc:date>2024-11-19T20:11:28.745865429</dc:date>
    <meta:editing-duration>PT11M22S</meta:editing-duration>
    <meta:editing-cycles>3</meta:editing-cycles>
    <meta:generator>LibreOffice/24.8.2.1$Linux_X86_64 LibreOffice_project/480$Build-1</meta:generator>
    <meta:document-statistic meta:table-count="2" meta:image-count="0" meta:object-count="0" meta:page-count="7" meta:paragraph-count="181" meta:word-count="1188" meta:character-count="6920" meta:non-whitespace-character-count="5998"/>
  </office:meta>
</office:document-meta>
</file>